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Arial" fo:font-size="8pt" officeooo:paragraph-rsid="006c2f01" style:font-size-asian="8pt" style:font-size-complex="8pt"/>
    </style:style>
    <style:style style:name="P2" style:family="paragraph" style:parent-style-name="Standard">
      <style:paragraph-properties style:line-height-at-least="0.503cm"/>
      <style:text-properties style:use-window-font-color="true" style:font-name="Courier New" fo:font-size="8pt" fo:font-weight="normal" officeooo:rsid="000e7305" officeooo:paragraph-rsid="00270d75" fo:background-color="transparent" style:font-size-asian="8pt" style:font-size-complex="8pt"/>
    </style:style>
    <style:style style:name="P3" style:family="paragraph" style:parent-style-name="Standard">
      <style:paragraph-properties style:line-height-at-least="0.503cm"/>
      <style:text-properties style:use-window-font-color="true" style:font-name="Courier New" fo:font-size="8pt" fo:font-weight="normal" officeooo:rsid="000e7305" officeooo:paragraph-rsid="0098a9a4" fo:background-color="transparent" style:font-size-asian="8pt" style:font-size-complex="8pt"/>
    </style:style>
    <style:style style:name="P4" style:family="paragraph" style:parent-style-name="Standard">
      <style:paragraph-properties style:line-height-at-least="0.503cm"/>
      <style:text-properties style:use-window-font-color="true" style:font-name="Courier New" fo:font-size="8pt" fo:font-weight="normal" officeooo:rsid="000e7305" officeooo:paragraph-rsid="009937c5" fo:background-color="transparent" style:font-size-asian="8pt" style:font-size-complex="8pt"/>
    </style:style>
    <style:style style:name="P5" style:family="paragraph" style:parent-style-name="Standard">
      <style:paragraph-properties style:line-height-at-least="0.503cm"/>
      <style:text-properties style:use-window-font-color="true" style:font-name="Courier New" fo:font-size="9pt" fo:font-weight="normal" officeooo:rsid="000e7305" officeooo:paragraph-rsid="00270d75" fo:background-color="transparent" style:font-size-asian="9pt" style:font-size-complex="9pt"/>
    </style:style>
    <style:style style:name="P6" style:family="paragraph" style:parent-style-name="Standard">
      <style:paragraph-properties style:line-height-at-least="0.503cm"/>
      <style:text-properties style:use-window-font-color="true" style:font-name="Courier New" fo:font-size="9pt" fo:font-weight="normal" officeooo:rsid="000e7305" officeooo:paragraph-rsid="004c4539" fo:background-color="transparent" style:font-size-asian="9pt" style:font-size-complex="9pt"/>
    </style:style>
    <style:style style:name="P7" style:family="paragraph" style:parent-style-name="Standard">
      <style:paragraph-properties style:line-height-at-least="0.503cm"/>
      <style:text-properties style:use-window-font-color="true" style:font-name="Courier New" fo:font-size="9pt" fo:font-weight="normal" officeooo:rsid="000e7305" officeooo:paragraph-rsid="00640249" fo:background-color="transparent" style:font-size-asian="9pt" style:font-size-complex="9pt"/>
    </style:style>
    <style:style style:name="P8" style:family="paragraph" style:parent-style-name="Standard">
      <style:text-properties style:use-window-font-color="true" style:font-name="Courier New" fo:font-size="9pt" fo:font-weight="normal" officeooo:paragraph-rsid="000e7305" fo:background-color="transparent" style:font-size-asian="9pt" style:font-size-complex="9pt"/>
    </style:style>
    <style:style style:name="P9" style:family="paragraph" style:parent-style-name="Standard">
      <style:text-properties style:use-window-font-color="true" style:font-name="Droid Sans Mono" fo:font-size="9pt" style:text-underline-style="solid" style:text-underline-width="auto" style:text-underline-color="font-color" fo:font-weight="bold" officeooo:rsid="000e7305" officeooo:paragraph-rsid="0031e94f" fo:background-color="transparent" style:font-size-asian="9pt" style:font-weight-asian="bold" style:font-size-complex="9pt" style:font-weight-complex="bold"/>
    </style:style>
    <style:style style:name="P10" style:family="paragraph" style:parent-style-name="Standard">
      <style:text-properties fo:font-size="9pt" officeooo:rsid="000e7305" officeooo:paragraph-rsid="008b701b" style:font-size-asian="9pt" style:font-size-complex="9pt"/>
    </style:style>
    <style:style style:name="P11" style:family="paragraph" style:parent-style-name="Standard">
      <loext:graphic-properties draw:fill="none"/>
      <style:paragraph-properties fo:margin-left="0cm" fo:margin-right="0cm" style:line-height-at-least="0.503cm" fo:text-indent="0cm" style:auto-text-indent="false" fo:background-color="transparent"/>
      <style:text-properties style:use-window-font-color="true" style:font-name="Courier New" fo:font-size="8pt" fo:font-weight="normal" officeooo:rsid="000e7305" officeooo:paragraph-rsid="00270d75" fo:background-color="transparent" style:font-size-asian="8pt" style:font-size-complex="8pt"/>
    </style:style>
    <style:style style:name="P12" style:family="paragraph" style:parent-style-name="Standard">
      <loext:graphic-properties draw:fill="none"/>
      <style:paragraph-properties fo:margin-left="0cm" fo:margin-right="0cm" style:line-height-at-least="0.503cm" fo:text-indent="0cm" style:auto-text-indent="false" fo:background-color="transparent"/>
      <style:text-properties style:use-window-font-color="true" style:font-name="Courier New" fo:font-size="8pt" fo:font-weight="normal" officeooo:rsid="000e7305" officeooo:paragraph-rsid="0098a9a4" fo:background-color="transparent" style:font-size-asian="8pt" style:font-size-complex="8pt"/>
    </style:style>
    <style:style style:name="P13" style:family="paragraph" style:parent-style-name="Standard">
      <loext:graphic-properties draw:fill="none"/>
      <style:paragraph-properties fo:margin-left="0cm" fo:margin-right="0cm" style:line-height-at-least="0.503cm" fo:text-indent="0cm" style:auto-text-indent="false" fo:background-color="transparent"/>
      <style:text-properties officeooo:paragraph-rsid="00270d75"/>
    </style:style>
    <style:style style:name="P14" style:family="paragraph" style:parent-style-name="Standard">
      <loext:graphic-properties draw:fill="none"/>
      <style:paragraph-properties fo:margin-left="0cm" fo:margin-right="0cm" style:line-height-at-least="0.503cm" fo:text-indent="0cm" style:auto-text-indent="false" fo:background-color="transparent"/>
      <style:text-properties officeooo:paragraph-rsid="0098a9a4"/>
    </style:style>
    <style:style style:name="P15" style:family="paragraph" style:parent-style-name="Text_20_body">
      <loext:graphic-properties draw:fill="none" draw:fill-color="#e6e6ff" draw:opacity="100%"/>
      <style:paragraph-properties fo:margin-left="0cm" fo:margin-right="0cm" fo:margin-top="0cm" fo:margin-bottom="0cm" loext:contextual-spacing="false" fo:text-indent="0cm" style:auto-text-indent="false" fo:background-color="transparent" style:shadow="none"/>
      <style:text-properties officeooo:paragraph-rsid="005cb1c6"/>
    </style:style>
    <style:style style:name="P16" style:family="paragraph" style:parent-style-name="Text_20_body">
      <loext:graphic-properties draw:fill="none" draw:fill-color="#e6e6ff" draw:opacity="100%"/>
      <style:paragraph-properties fo:margin-left="0cm" fo:margin-right="0cm" fo:margin-top="0cm" fo:margin-bottom="0cm" loext:contextual-spacing="false" fo:text-indent="0cm" style:auto-text-indent="false" fo:background-color="transparent" style:shadow="none"/>
      <style:text-properties officeooo:paragraph-rsid="006062b8"/>
    </style:style>
    <style:style style:name="P17" style:family="paragraph" style:parent-style-name="Text_20_body">
      <loext:graphic-properties draw:fill="none" draw:fill-color="#e6e6ff" draw:opacity="100%"/>
      <style:paragraph-properties fo:margin-left="0cm" fo:margin-right="0cm" fo:margin-top="0cm" fo:margin-bottom="0cm" loext:contextual-spacing="false" fo:text-indent="0cm" style:auto-text-indent="false" fo:background-color="transparent" style:shadow="none"/>
      <style:text-properties officeooo:paragraph-rsid="0098a9a4"/>
    </style:style>
    <style:style style:name="P18" style:family="paragraph" style:parent-style-name="Preformatted_20_Text">
      <loext:graphic-properties draw:fill="none" draw:fill-color="#eff0f1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fo:padding="0cm" fo:border="none"/>
      <style:text-properties officeooo:paragraph-rsid="005e65bc"/>
    </style:style>
    <style:style style:name="P19" style:family="paragraph" style:parent-style-name="Preformatted_20_Text">
      <loext:graphic-properties draw:fill="none" draw:fill-color="#eff0f1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fo:padding="0cm" fo:border="none"/>
      <style:text-properties officeooo:paragraph-rsid="005eb45d"/>
    </style:style>
    <style:style style:name="P20" style:family="paragraph" style:parent-style-name="Preformatted_20_Text">
      <loext:graphic-properties draw:fill="none" draw:fill-color="#eff0f1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fo:padding="0cm" fo:border="none"/>
      <style:text-properties officeooo:paragraph-rsid="0098a9a4"/>
    </style:style>
    <style:style style:name="P21" style:family="paragraph" style:parent-style-name="Preformatted_20_Text">
      <loext:graphic-properties draw:fill="none" draw:fill-color="#eff0f1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fo:padding="0cm" fo:border="none"/>
      <style:text-properties style:use-window-font-color="true" style:font-name="Courier New" fo:font-size="9pt" fo:background-color="transparent" style:font-size-asian="9pt" style:font-size-complex="9pt"/>
    </style:style>
    <style:style style:name="P22" style:family="paragraph" style:parent-style-name="Standard">
      <loext:graphic-properties draw:fill="none"/>
      <style:paragraph-properties fo:text-align="end" style:justify-single-word="false" fo:background-color="transparent" fo:padding="0.049cm" fo:border-left="none" fo:border-right="none" fo:border-top="none" fo:border-bottom="0.06pt solid #000000" style:shadow="none"/>
      <style:text-properties officeooo:paragraph-rsid="006a6e31"/>
    </style:style>
    <style:style style:name="P23" style:family="paragraph" style:parent-style-name="Standard">
      <style:paragraph-properties fo:text-align="justify" style:justify-single-word="false" fo:padding="0cm" fo:border="none"/>
      <style:text-properties style:font-name="Arial" fo:font-size="10pt" officeooo:paragraph-rsid="006a6e31" style:font-size-asian="10pt" style:font-size-complex="10pt"/>
    </style:style>
    <style:style style:name="P24" style:family="paragraph" style:parent-style-name="Standard">
      <style:paragraph-properties style:line-height-at-least="0.503cm"/>
      <style:text-properties style:use-window-font-color="true" style:font-name="Courier New" fo:font-size="9pt" style:text-underline-style="none" fo:font-weight="normal" officeooo:rsid="000e7305" officeooo:paragraph-rsid="008f6944" fo:background-color="transparent" style:font-size-asian="9pt" style:font-weight-asian="normal" style:font-size-complex="9pt" style:font-weight-complex="normal"/>
    </style:style>
    <style:style style:name="P25" style:family="paragraph" style:parent-style-name="Standard">
      <style:paragraph-properties style:line-height-at-least="0.503cm"/>
      <style:text-properties style:use-window-font-color="true" style:font-name="Courier New" fo:font-size="9pt" style:text-underline-style="none" fo:font-weight="normal" officeooo:rsid="000e7305" officeooo:paragraph-rsid="0090d754" fo:background-color="transparent" style:font-size-asian="9pt" style:font-weight-asian="normal" style:font-size-complex="9pt" style:font-weight-complex="normal"/>
    </style:style>
    <style:style style:name="P26" style:family="paragraph" style:parent-style-name="Standard">
      <style:paragraph-properties style:line-height-at-least="0.503cm"/>
      <style:text-properties style:use-window-font-color="true" style:font-name="Courier New" fo:font-size="9pt" style:text-underline-style="none" fo:font-weight="normal" officeooo:rsid="000e7305" officeooo:paragraph-rsid="0093f924" fo:background-color="transparent" style:font-size-asian="9pt" style:font-weight-asian="normal" style:font-size-complex="9pt" style:font-weight-complex="normal"/>
    </style:style>
    <style:style style:name="P27" style:family="paragraph" style:parent-style-name="Standard">
      <style:paragraph-properties style:line-height-at-least="0.503cm"/>
      <style:text-properties style:use-window-font-color="true" style:font-name="Courier New" fo:font-size="9pt" style:text-underline-style="none" fo:font-weight="normal" officeooo:rsid="000e7305" officeooo:paragraph-rsid="0098a9a4" fo:background-color="transparent" style:font-size-asian="9pt" style:font-weight-asian="normal" style:font-size-complex="9pt" style:font-weight-complex="normal"/>
    </style:style>
    <style:style style:name="P28" style:family="paragraph" style:parent-style-name="Standard">
      <style:text-properties style:use-window-font-color="true" style:font-name="Courier New" fo:font-size="9pt" fo:font-weight="bold" officeooo:rsid="000e7305" officeooo:paragraph-rsid="0090d754" fo:background-color="transparent" style:font-size-asian="9pt" style:font-weight-asian="bold" style:font-size-complex="9pt" style:font-weight-complex="bold"/>
    </style:style>
    <style:style style:name="P29" style:family="paragraph" style:parent-style-name="Standard">
      <style:text-properties style:use-window-font-color="true" style:font-name="Courier New" fo:font-size="9pt" fo:font-weight="bold" officeooo:rsid="008d1c75" officeooo:paragraph-rsid="0090d754" fo:background-color="transparent" style:font-size-asian="9pt" style:font-weight-asian="bold" style:font-size-complex="9pt" style:font-weight-complex="bold"/>
    </style:style>
    <style:style style:name="P30" style:family="paragraph" style:parent-style-name="Standard">
      <style:text-properties style:use-window-font-color="true" style:font-name="Courier New" fo:font-size="9pt" fo:font-weight="bold" officeooo:rsid="008d1c75" officeooo:paragraph-rsid="0093f924" fo:background-color="transparent" style:font-size-asian="9pt" style:font-weight-asian="bold" style:font-size-complex="9pt" style:font-weight-complex="bold"/>
    </style:style>
    <style:style style:name="P31" style:family="paragraph" style:parent-style-name="Standard">
      <style:paragraph-properties style:line-height-at-least="0.503cm"/>
      <style:text-properties style:use-window-font-color="true" style:font-name="Courier New" fo:font-size="9pt" fo:font-weight="bold" officeooo:rsid="008d1c75" officeooo:paragraph-rsid="009937c5" fo:background-color="transparent" style:font-size-asian="9pt" style:font-weight-asian="bold" style:font-size-complex="9pt" style:font-weight-complex="bold"/>
    </style:style>
    <style:style style:name="P32" style:family="paragraph" style:parent-style-name="Standard">
      <style:text-properties style:use-window-font-color="true" style:font-name="Courier New" fo:font-size="9pt" style:text-underline-style="solid" style:text-underline-width="auto" style:text-underline-color="font-color" fo:font-weight="bold" officeooo:rsid="000e7305" officeooo:paragraph-rsid="0098a9a4" fo:background-color="transparent" style:font-size-asian="9pt" style:font-weight-asian="bold" style:font-size-complex="9pt" style:font-weight-complex="bold"/>
    </style:style>
    <style:style style:name="P33" style:family="paragraph" style:parent-style-name="Standard">
      <style:text-properties style:use-window-font-color="true" style:font-name="Courier New" fo:font-size="9pt" fo:font-weight="normal" officeooo:rsid="000e7305" officeooo:paragraph-rsid="0098a9a4" fo:background-color="transparent" style:font-size-asian="9pt" style:font-size-complex="9pt"/>
    </style:style>
    <style:style style:name="P34" style:family="paragraph" style:parent-style-name="Standard">
      <style:paragraph-properties style:line-height-at-least="0.503cm"/>
      <style:text-properties style:use-window-font-color="true" style:font-name="Courier New" fo:font-size="9pt" fo:font-weight="normal" officeooo:rsid="000e7305" officeooo:paragraph-rsid="0098a9a4" fo:background-color="transparent" style:font-size-asian="9pt" style:font-size-complex="9pt"/>
    </style:style>
    <style:style style:name="P35" style:family="paragraph" style:parent-style-name="Standard">
      <style:paragraph-properties style:line-height-at-least="0.503cm"/>
      <style:text-properties style:use-window-font-color="true" style:font-name="Courier New" fo:font-size="9pt" fo:font-weight="normal" officeooo:rsid="000e7305" officeooo:paragraph-rsid="009937c5" fo:background-color="transparent" style:font-size-asian="9pt" style:font-size-complex="9pt"/>
    </style:style>
    <style:style style:name="P36" style:family="paragraph" style:parent-style-name="Standard">
      <style:paragraph-properties style:line-height-at-least="0.503cm"/>
      <style:text-properties style:use-window-font-color="true" style:font-name="Courier New" fo:font-size="9pt" fo:font-weight="normal" officeooo:rsid="000e7305" officeooo:paragraph-rsid="008b701b" fo:background-color="transparent" style:font-size-asian="9pt" style:font-size-complex="9pt"/>
    </style:style>
    <style:style style:name="P37" style:family="paragraph" style:parent-style-name="Standard">
      <style:paragraph-properties style:line-height-at-least="0.503cm"/>
      <style:text-properties style:use-window-font-color="true" style:font-name="Courier New" fo:font-size="9pt" fo:font-weight="normal" officeooo:rsid="000e7305" officeooo:paragraph-rsid="0089b9e4" fo:background-color="transparent" style:font-size-asian="9pt" style:font-size-complex="9pt"/>
    </style:style>
    <style:style style:name="P38" style:family="paragraph" style:parent-style-name="Standard">
      <style:paragraph-properties style:line-height-at-least="0.503cm"/>
      <style:text-properties style:use-window-font-color="true" style:font-name="Courier New" fo:font-size="9pt" fo:font-weight="normal" officeooo:rsid="000e7305" officeooo:paragraph-rsid="0048df48" fo:background-color="transparent" style:font-size-asian="9pt" style:font-size-complex="9pt"/>
    </style:style>
    <style:style style:name="P39" style:family="paragraph" style:parent-style-name="Standard">
      <style:text-properties style:use-window-font-color="true" style:font-name="Courier New" fo:font-size="9pt" fo:font-weight="normal" officeooo:rsid="000e7305" officeooo:paragraph-rsid="000e7305" fo:background-color="transparent" style:font-size-asian="9pt" style:font-size-complex="9pt"/>
    </style:style>
    <style:style style:name="P40" style:family="paragraph" style:parent-style-name="Standard">
      <style:paragraph-properties style:line-height-at-least="0.503cm"/>
      <style:text-properties style:use-window-font-color="true" style:font-name="Courier New" fo:font-size="9pt" fo:font-weight="normal" officeooo:paragraph-rsid="0089b9e4" fo:background-color="transparent" style:font-size-asian="9pt" style:font-size-complex="9pt"/>
    </style:style>
    <style:style style:name="P41" style:family="paragraph" style:parent-style-name="Standard">
      <style:paragraph-properties style:line-height-at-least="0.503cm" fo:text-align="justify" style:justify-single-word="false"/>
      <style:text-properties style:use-window-font-color="true" style:font-name="Courier New" fo:font-size="9pt" fo:font-weight="normal" officeooo:rsid="000e7305" officeooo:paragraph-rsid="0089b9e4" fo:background-color="transparent" style:font-size-asian="9pt" style:font-weight-asian="normal" style:font-size-complex="9pt" style:font-weight-complex="normal"/>
    </style:style>
    <style:style style:name="P42" style:family="paragraph" style:parent-style-name="Standard">
      <style:paragraph-properties style:line-height-at-least="0.503cm"/>
      <style:text-properties style:use-window-font-color="true" style:font-name="Courier New" fo:font-size="9pt" officeooo:paragraph-rsid="0089b9e4" fo:background-color="transparent" style:font-size-asian="9pt" style:font-size-complex="9pt"/>
    </style:style>
    <style:style style:name="P43" style:family="paragraph" style:parent-style-name="Standard">
      <style:paragraph-properties style:line-height-at-least="0.503cm"/>
      <style:text-properties style:use-window-font-color="true" style:font-name="Courier New" fo:font-size="9pt" officeooo:paragraph-rsid="0089b9e4" style:font-size-asian="9pt" style:font-size-complex="9pt"/>
    </style:style>
    <style:style style:name="P44" style:family="paragraph" style:parent-style-name="Standard">
      <style:text-properties style:font-name="Courier New" fo:font-size="9pt" officeooo:rsid="000e7305" officeooo:paragraph-rsid="0090d754" style:font-size-asian="9pt" style:font-size-complex="9pt"/>
    </style:style>
    <style:style style:name="P45" style:family="paragraph" style:parent-style-name="Standard">
      <style:text-properties style:font-name="Courier New" fo:font-size="9pt" officeooo:rsid="000e7305" officeooo:paragraph-rsid="000e7305" style:font-size-asian="9pt" style:font-size-complex="9pt"/>
    </style:style>
    <style:style style:name="P46" style:family="paragraph" style:parent-style-name="Standard">
      <style:paragraph-properties fo:text-align="justify" style:justify-single-word="false"/>
      <style:text-properties style:font-name="Courier New" fo:font-size="9pt" fo:font-weight="normal" officeooo:rsid="00155d6c" officeooo:paragraph-rsid="0089b9e4" style:font-size-asian="9pt" style:font-weight-asian="normal" style:font-size-complex="9pt" style:font-weight-complex="normal"/>
    </style:style>
    <style:style style:name="P47" style:family="paragraph" style:parent-style-name="Standard">
      <style:paragraph-properties style:line-height-at-least="0.503cm"/>
      <style:text-properties style:font-name="Courier New" officeooo:paragraph-rsid="009937c5"/>
    </style:style>
    <style:style style:name="P48" style:family="paragraph" style:parent-style-name="Preformatted_20_Text">
      <loext:graphic-properties draw:fill="none" draw:fill-color="#eff0f1" draw:opacity="100%"/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background-color="transparent" fo:padding="0cm" fo:border="none"/>
      <style:text-properties style:use-window-font-color="true" style:font-name="Courier New" fo:font-size="9pt" officeooo:paragraph-rsid="0098a9a4" fo:background-color="transparent" style:font-size-asian="9pt" style:font-size-complex="9pt"/>
    </style:style>
    <style:style style:name="T1" style:family="text">
      <style:text-properties fo:font-style="italic" fo:font-weight="bold" officeooo:rsid="01bc4f21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cd954d" style:font-style-asian="italic" style:font-weight-asian="bold" style:font-style-complex="italic" style:font-weight-complex="bold"/>
    </style:style>
    <style:style style:name="T3" style:family="text">
      <style:text-properties officeooo:rsid="00cd954d"/>
    </style:style>
    <style:style style:name="T4" style:family="text">
      <style:text-properties fo:font-weight="bold" officeooo:rsid="008d1c75" style:font-weight-asian="bold" style:font-weight-complex="bold"/>
    </style:style>
    <style:style style:name="T5" style:family="text">
      <style:text-properties fo:font-weight="bold" officeooo:rsid="009937c5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8f6944" style:font-weight-asian="bold" style:font-weight-complex="bold"/>
    </style:style>
    <style:style style:name="T8" style:family="text">
      <style:text-properties fo:font-size="9pt" fo:language="fr" fo:country="FR" fo:font-weight="normal" officeooo:rsid="0077db80" style:font-size-asian="9pt" style:font-weight-asian="normal" style:font-size-complex="9pt" style:font-weight-complex="normal"/>
    </style:style>
    <style:style style:name="T9" style:family="text">
      <style:text-properties fo:font-size="9pt" fo:language="fr" fo:country="FR" fo:font-weight="normal" officeooo:rsid="005cb1c6" style:font-size-asian="9pt" style:font-weight-asian="normal" style:font-size-complex="9pt" style:font-weight-complex="normal"/>
    </style:style>
    <style:style style:name="T10" style:family="text">
      <style:text-properties fo:font-size="9pt" fo:language="fr" fo:country="FR" fo:font-weight="normal" officeooo:rsid="006062b8" style:font-size-asian="9pt" style:font-weight-asian="normal" style:font-size-complex="9pt" style:font-weight-complex="normal"/>
    </style:style>
    <style:style style:name="T11" style:family="text">
      <style:text-properties officeooo:rsid="00136719"/>
    </style:style>
    <style:style style:name="T12" style:family="text">
      <style:text-properties style:font-name="Courier New" fo:font-size="9pt" fo:language="fr" fo:country="FR" fo:font-weight="normal" officeooo:rsid="0077db80" style:font-size-asian="9pt" style:font-weight-asian="normal" style:font-size-complex="9pt" style:font-weight-complex="normal"/>
    </style:style>
    <style:style style:name="T13" style:family="text">
      <style:text-properties style:font-name="Courier New" fo:font-size="9pt" fo:language="fr" fo:country="FR" fo:font-weight="normal" officeooo:rsid="006062b8" style:font-size-asian="9pt" style:font-weight-asian="normal" style:font-size-complex="9pt" style:font-weight-complex="normal"/>
    </style:style>
    <style:style style:name="T14" style:family="text">
      <style:text-properties style:font-name="Courier New" fo:font-size="9pt" fo:language="fr" fo:country="FR" fo:font-weight="normal" officeooo:rsid="005cb1c6" style:font-size-asian="9pt" style:font-weight-asian="normal" style:font-size-complex="9pt" style:font-weight-complex="normal"/>
    </style:style>
    <style:style style:name="T15" style:family="text">
      <style:text-properties fo:font-weight="normal" fo:background-color="transparent" loext:char-shading-value="0"/>
    </style:style>
    <style:style style:name="T16" style:family="text">
      <style:text-properties fo:font-weight="normal" officeooo:rsid="000e7305" fo:background-color="transparent" loext:char-shading-value="0"/>
    </style:style>
    <style:style style:name="T17" style:family="text">
      <style:text-properties fo:font-weight="normal" officeooo:rsid="00270d75" fo:background-color="transparent" loext:char-shading-value="0"/>
    </style:style>
    <style:style style:name="T18" style:family="text">
      <style:text-properties style:use-window-font-color="true" style:font-name="Courier New" fo:font-size="9pt" fo:language="fr" fo:country="FR" fo:font-weight="normal" officeooo:rsid="0077db80" fo:background-color="transparent" loext:char-shading-value="0" style:font-size-asian="9pt" style:font-weight-asian="normal" style:font-size-complex="9pt" style:font-weight-complex="normal"/>
    </style:style>
    <style:style style:name="T19" style:family="text">
      <style:text-properties style:use-window-font-color="true" style:font-name="Courier New" fo:font-size="9pt" fo:language="fr" fo:country="FR" fo:font-weight="normal" officeooo:rsid="006062b8" fo:background-color="transparent" loext:char-shading-value="0" style:font-size-asian="9pt" style:font-weight-asian="normal" style:font-size-complex="9pt" style:font-weight-complex="normal"/>
    </style:style>
    <style:style style:name="T20" style:family="text">
      <style:text-properties style:use-window-font-color="true" style:font-name="Courier New" fo:font-size="9pt" fo:language="fr" fo:country="FR" fo:font-weight="normal" officeooo:rsid="000e7305" fo:background-color="transparent" loext:char-shading-value="0" style:font-size-asian="9pt" style:font-weight-asian="normal" style:font-size-complex="9pt" style:font-weight-complex="normal"/>
    </style:style>
    <style:style style:name="T21" style:family="text">
      <style:text-properties style:use-window-font-color="true" style:font-name="Courier New" fo:font-size="9pt" fo:language="fr" fo:country="FR" fo:font-weight="normal" officeooo:rsid="0060635b" fo:background-color="transparent" loext:char-shading-value="0" style:font-size-asian="9pt" style:font-weight-asian="normal" style:font-size-complex="9pt" style:font-weight-complex="normal"/>
    </style:style>
    <style:style style:name="T22" style:family="text">
      <style:text-properties style:use-window-font-color="true" style:font-name="Arial" fo:font-size="18pt" fo:font-weight="bold" officeooo:rsid="01e7e641" style:font-size-asian="18pt" style:font-weight-asian="bold" style:font-size-complex="18pt" style:font-weight-complex="bold"/>
    </style:style>
    <style:style style:name="T23" style:family="text">
      <style:text-properties style:use-window-font-color="true" style:font-name="Arial" fo:font-size="18pt" fo:font-weight="bold" officeooo:rsid="006a6e31" style:font-size-asian="18pt" style:font-weight-asian="bold" style:font-size-complex="18pt" style:font-weight-complex="bold"/>
    </style:style>
    <style:style style:name="T24" style:family="text">
      <style:text-properties style:use-window-font-color="true" style:font-name="Droid Sans Mono"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25" style:family="text">
      <style:text-properties style:use-window-font-color="true" style:font-name="Droid Sans Mono" style:text-underline-style="solid" style:text-underline-width="auto" style:text-underline-color="font-color" fo:font-weight="bold" officeooo:rsid="00136719" fo:background-color="transparent" loext:char-shading-value="0" style:font-weight-asian="bold" style:font-weight-complex="bold"/>
    </style:style>
    <style:style style:name="T26" style:family="text">
      <style:text-properties style:use-window-font-color="true" style:font-name="Droid Sans Mono" style:text-underline-style="solid" style:text-underline-width="auto" style:text-underline-color="font-color" fo:font-weight="bold" officeooo:rsid="008b701b" fo:background-color="transparent" loext:char-shading-value="0" style:font-weight-asian="bold" style:font-weight-complex="bold"/>
    </style:style>
    <style:style style:name="T27" style:family="text">
      <style:text-properties style:use-window-font-color="true" style:font-name="Droid Sans Mono" style:text-underline-style="solid" style:text-underline-width="auto" style:text-underline-color="font-color" fo:font-weight="bold" officeooo:rsid="0090d754" fo:background-color="transparent" loext:char-shading-value="0" style:font-weight-asian="bold" style:font-weight-complex="bold"/>
    </style:style>
    <style:style style:name="T28" style:family="text">
      <style:text-properties style:use-window-font-color="true" style:font-name="Droid Sans Mono" fo:font-size="9pt" fo:font-weight="bold" officeooo:rsid="008d1c75" fo:background-color="transparent" loext:char-shading-value="0" style:font-size-asian="9pt" style:font-weight-asian="bold" style:font-size-complex="9pt" style:font-weight-complex="bold"/>
    </style:style>
    <style:style style:name="T29" style:family="text">
      <style:text-properties style:use-window-font-color="true" style:font-name="Droid Sans Mono" fo:font-size="9pt" fo:font-weight="bold" officeooo:rsid="009937c5" fo:background-color="transparent" loext:char-shading-value="0" style:font-size-asian="9pt" style:font-weight-asian="bold" style:font-size-complex="9pt" style:font-weight-complex="bold"/>
    </style:style>
    <style:style style:name="T30" style:family="text">
      <style:text-properties style:use-window-font-color="true"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31" style:family="text">
      <style:text-properties style:use-window-font-color="true" style:text-underline-style="solid" style:text-underline-width="auto" style:text-underline-color="font-color" fo:font-weight="bold" officeooo:rsid="0090d754" fo:background-color="transparent" loext:char-shading-value="0" style:font-weight-asian="bold" style:font-weight-complex="bold"/>
    </style:style>
    <style:style style:name="T32" style:family="text">
      <style:text-properties style:use-window-font-color="true" style:text-underline-style="solid" style:text-underline-width="auto" style:text-underline-color="font-color" fo:font-weight="bold" officeooo:rsid="00136719" fo:background-color="transparent" loext:char-shading-value="0" style:font-weight-asian="bold" style:font-weight-complex="bold"/>
    </style:style>
    <style:style style:name="T33" style:family="text">
      <style:text-properties style:use-window-font-color="true" style:text-underline-style="solid" style:text-underline-width="auto" style:text-underline-color="font-color" fo:font-weight="bold" officeooo:rsid="008e1119" fo:background-color="transparent" loext:char-shading-value="0" style:font-weight-asian="bold" style:font-weight-complex="bold"/>
    </style:style>
    <style:style style:name="T34" style:family="text">
      <style:text-properties style:use-window-font-color="true" fo:font-size="9pt" fo:font-weight="bold" officeooo:rsid="008d1c75" fo:background-color="transparent" loext:char-shading-value="0" style:font-size-asian="9pt" style:font-weight-asian="bold" style:font-size-complex="9pt" style:font-weight-complex="bold"/>
    </style:style>
    <style:style style:name="T35" style:family="text">
      <style:text-properties style:use-window-font-color="true" fo:font-size="9pt" fo:font-weight="bold" officeooo:rsid="009937c5" fo:background-color="transparent" loext:char-shading-value="0" style:font-size-asian="9pt" style:font-weight-asian="bold" style:font-size-complex="9pt" style:font-weight-complex="bold"/>
    </style:style>
    <style:style style:name="T36" style:family="text">
      <style:text-properties style:use-window-font-color="true" fo:font-size="9pt" fo:language="fr" fo:country="FR" fo:font-weight="normal" officeooo:rsid="0077db80" fo:background-color="transparent" loext:char-shading-value="0" style:font-size-asian="9pt" style:font-weight-asian="normal" style:font-size-complex="9pt" style:font-weight-complex="normal"/>
    </style:style>
    <style:style style:name="T37" style:family="text">
      <style:text-properties style:use-window-font-color="true" fo:font-size="9pt" fo:language="fr" fo:country="FR" fo:font-weight="normal" officeooo:rsid="006062b8" fo:background-color="transparent" loext:char-shading-value="0" style:font-size-asian="9pt" style:font-weight-asian="normal" style:font-size-complex="9pt" style:font-weight-complex="normal"/>
    </style:style>
    <style:style style:name="T38" style:family="text">
      <style:text-properties style:use-window-font-color="true" fo:font-size="9pt" fo:language="fr" fo:country="FR" fo:font-weight="normal" officeooo:rsid="000e7305" fo:background-color="transparent" loext:char-shading-value="0" style:font-size-asian="9pt" style:font-weight-asian="normal" style:font-size-complex="9pt" style:font-weight-complex="normal"/>
    </style:style>
    <style:style style:name="T39" style:family="text">
      <style:text-properties style:use-window-font-color="true" fo:font-size="9pt" fo:language="fr" fo:country="FR" fo:font-weight="normal" officeooo:rsid="0060635b" fo:background-color="transparent" loext:char-shading-value="0" style:font-size-asian="9pt" style:font-weight-asian="normal" style:font-size-complex="9pt" style:font-weight-complex="normal"/>
    </style:style>
    <style:style style:name="T40" style:family="text">
      <style:text-properties style:use-window-font-color="true" style:font-name="Courier New" fo:font-size="9pt" fo:language="fr" fo:country="FR" fo:font-weight="normal" officeooo:rsid="0077db80" fo:background-color="transparent" loext:char-shading-value="0" style:font-size-asian="9pt" style:font-weight-asian="normal" style:font-size-complex="9pt" style:font-weight-complex="normal"/>
    </style:style>
    <style:style style:name="T41" style:family="text">
      <style:text-properties style:use-window-font-color="true" style:font-name="Courier New" fo:font-size="9pt" fo:language="fr" fo:country="FR" fo:font-weight="normal" officeooo:rsid="006062b8" fo:background-color="transparent" loext:char-shading-value="0" style:font-size-asian="9pt" style:font-weight-asian="normal" style:font-size-complex="9pt" style:font-weight-complex="normal"/>
    </style:style>
    <style:style style:name="T42" style:family="text">
      <style:text-properties style:use-window-font-color="true" style:font-name="Courier New" fo:font-size="9pt" fo:language="fr" fo:country="FR" fo:font-weight="normal" officeooo:rsid="000e7305" fo:background-color="transparent" loext:char-shading-value="0" style:font-size-asian="9pt" style:font-weight-asian="normal" style:font-size-complex="9pt" style:font-weight-complex="normal"/>
    </style:style>
    <style:style style:name="T43" style:family="text">
      <style:text-properties style:use-window-font-color="true" style:font-name="Courier New" fo:font-size="9pt" fo:language="fr" fo:country="FR" fo:font-weight="normal" officeooo:rsid="0060635b" fo:background-color="transparent" loext:char-shading-value="0" style:font-size-asian="9pt" style:font-weight-asian="normal" style:font-size-complex="9pt" style:font-weight-complex="normal"/>
    </style:style>
    <style:style style:name="T44" style:family="text">
      <style:text-properties style:use-window-font-color="true" style:font-name="Courier New" fo:font-size="9pt" fo:language="fr" fo:country="FR" fo:font-weight="normal" officeooo:rsid="008fe273" fo:background-color="transparent" loext:char-shading-value="0" style:font-size-asian="9pt" style:font-weight-asian="normal" style:font-size-complex="9pt" style:font-weight-complex="normal"/>
    </style:style>
    <style:style style:name="T45" style:family="text">
      <style:text-properties officeooo:rsid="0059510f"/>
    </style:style>
    <style:style style:name="T46" style:family="text">
      <style:text-properties fo:font-variant="normal" fo:text-transform="none" style:use-window-font-color="true" style:font-name="Courier New" fo:font-size="9pt" fo:letter-spacing="normal" fo:background-color="transparent" loext:char-shading-value="0" style:font-size-asian="9pt" style:font-size-complex="9pt" loext:padding="0cm" loext:border="none"/>
    </style:style>
    <style:style style:name="T47" style:family="text">
      <style:text-properties fo:font-variant="normal" fo:text-transform="none" style:use-window-font-color="true" style:font-name="Courier New" fo:font-size="9pt" fo:letter-spacing="normal" fo:font-style="normal" fo:font-weight="normal" fo:background-color="transparent" loext:char-shading-value="0" style:font-size-asian="9pt" style:font-size-complex="9pt" loext:padding="0cm" loext:border="none"/>
    </style:style>
    <style:style style:name="T48" style:family="text">
      <style:text-properties fo:font-variant="normal" fo:text-transform="none" style:use-window-font-color="true" style:font-name="Courier New" fo:font-size="9pt" fo:letter-spacing="normal" fo:font-style="normal" fo:font-weight="normal" officeooo:rsid="005e65bc" fo:background-color="transparent" loext:char-shading-value="0" style:font-size-asian="9pt" style:font-size-complex="9pt" loext:padding="0cm" loext:border="none"/>
    </style:style>
    <style:style style:name="T49" style:family="text">
      <style:text-properties fo:font-variant="normal" fo:text-transform="none" style:use-window-font-color="true" style:font-name="Courier New" fo:font-size="9pt" fo:letter-spacing="normal" fo:font-style="normal" fo:font-weight="normal" officeooo:rsid="005eb45d" fo:background-color="transparent" loext:char-shading-value="0" style:font-size-asian="9pt" style:font-size-complex="9pt" loext:padding="0cm" loext:border="none"/>
    </style:style>
    <style:style style:name="T50" style:family="text">
      <style:text-properties fo:font-variant="normal" fo:text-transform="none" style:use-window-font-color="true" style:font-name="Courier New" fo:font-size="9pt" fo:letter-spacing="normal" fo:language="fr" fo:country="FR" fo:font-style="normal" fo:font-weight="normal" officeooo:rsid="0077db80" fo:background-color="transparent" loext:char-shading-value="0" style:font-size-asian="9pt" style:font-weight-asian="normal" style:font-size-complex="9pt" style:font-weight-complex="normal" loext:padding="0cm" loext:border="none"/>
    </style:style>
    <style:style style:name="T51" style:family="text">
      <style:text-properties fo:font-variant="normal" fo:text-transform="none" style:use-window-font-color="true" style:font-name="Courier New" fo:font-size="9pt" fo:letter-spacing="normal" fo:language="fr" fo:country="FR" fo:font-style="normal" fo:font-weight="normal" officeooo:rsid="005cb1c6" fo:background-color="transparent" loext:char-shading-value="0" style:font-size-asian="9pt" style:font-weight-asian="normal" style:font-size-complex="9pt" style:font-weight-complex="normal" loext:padding="0cm" loext:border="none"/>
    </style:style>
    <style:style style:name="T52" style:family="text">
      <style:text-properties fo:font-variant="normal" fo:text-transform="none" style:use-window-font-color="true" style:font-name="Courier New" fo:font-size="9pt" fo:letter-spacing="normal" fo:language="fr" fo:country="FR" fo:font-style="normal" fo:font-weight="normal" officeooo:rsid="005e90c4" fo:background-color="transparent" loext:char-shading-value="0" style:font-size-asian="9pt" style:font-weight-asian="normal" style:font-size-complex="9pt" style:font-weight-complex="normal" loext:padding="0cm" loext:border="none"/>
    </style:style>
    <style:style style:name="T53" style:family="text">
      <style:text-properties fo:font-variant="normal" fo:text-transform="none" style:use-window-font-color="true" style:font-name="Courier New" fo:font-size="9pt" fo:letter-spacing="normal" fo:language="fr" fo:country="FR" fo:font-style="normal" fo:font-weight="normal" officeooo:rsid="005e65bc" fo:background-color="transparent" loext:char-shading-value="0" style:font-size-asian="9pt" style:font-weight-asian="normal" style:font-size-complex="9pt" style:font-weight-complex="normal" loext:padding="0cm" loext:border="none"/>
    </style:style>
    <style:style style:name="T54" style:family="text">
      <style:text-properties fo:font-variant="normal" fo:text-transform="none" style:use-window-font-color="true" style:font-name="Courier New" fo:font-size="9pt" fo:letter-spacing="normal" fo:language="fr" fo:country="FR" fo:font-style="normal" fo:font-weight="normal" officeooo:rsid="005eb45d" fo:background-color="transparent" loext:char-shading-value="0" style:font-size-asian="9pt" style:font-weight-asian="normal" style:font-size-complex="9pt" style:font-weight-complex="normal" loext:padding="0cm" loext:border="none"/>
    </style:style>
    <style:style style:name="T55" style:family="text">
      <style:text-properties fo:font-variant="normal" fo:text-transform="none" style:use-window-font-color="true" style:font-name="Courier New" fo:font-size="9pt" fo:letter-spacing="normal" fo:language="fr" fo:country="FR" fo:font-style="normal" fo:font-weight="normal" officeooo:rsid="000e7305" fo:background-color="transparent" loext:char-shading-value="0" style:font-size-asian="9pt" style:font-weight-asian="normal" style:font-size-complex="9pt" style:font-weight-complex="normal" loext:padding="0cm" loext:border="none"/>
    </style:style>
    <style:style style:name="T56" style:family="text">
      <style:text-properties fo:font-variant="normal" fo:text-transform="none" style:use-window-font-color="true" fo:font-size="9pt" fo:letter-spacing="normal" fo:background-color="transparent" loext:char-shading-value="0" style:font-size-asian="9pt" style:font-size-complex="9pt" loext:padding="0cm" loext:border="none"/>
    </style:style>
    <style:style style:name="T57" style:family="text">
      <style:text-properties fo:font-variant="normal" fo:text-transform="none" style:use-window-font-color="true" fo:font-size="9pt" fo:letter-spacing="normal" fo:font-style="normal" fo:font-weight="normal" fo:background-color="transparent" loext:char-shading-value="0" style:font-size-asian="9pt" style:font-size-complex="9pt" loext:padding="0cm" loext:border="none"/>
    </style:style>
    <style:style style:name="T58" style:family="text">
      <style:text-properties fo:font-variant="normal" fo:text-transform="none" style:use-window-font-color="true" fo:font-size="9pt" fo:letter-spacing="normal" fo:font-style="normal" fo:font-weight="normal" officeooo:rsid="005e65bc" fo:background-color="transparent" loext:char-shading-value="0" style:font-size-asian="9pt" style:font-size-complex="9pt" loext:padding="0cm" loext:border="none"/>
    </style:style>
    <style:style style:name="T59" style:family="text">
      <style:text-properties fo:font-variant="normal" fo:text-transform="none" style:use-window-font-color="true" fo:font-size="9pt" fo:letter-spacing="normal" fo:font-style="normal" fo:font-weight="normal" officeooo:rsid="005eb45d" fo:background-color="transparent" loext:char-shading-value="0" style:font-size-asian="9pt" style:font-size-complex="9pt" loext:padding="0cm" loext:border="none"/>
    </style:style>
    <style:style style:name="T60" style:family="text">
      <style:text-properties fo:font-variant="normal" fo:text-transform="none" style:use-window-font-color="true" fo:font-size="9pt" fo:letter-spacing="normal" fo:language="fr" fo:country="FR" fo:font-style="normal" fo:font-weight="normal" officeooo:rsid="0077db80" fo:background-color="transparent" loext:char-shading-value="0" style:font-size-asian="9pt" style:font-weight-asian="normal" style:font-size-complex="9pt" style:font-weight-complex="normal" loext:padding="0cm" loext:border="none"/>
    </style:style>
    <style:style style:name="T61" style:family="text">
      <style:text-properties fo:font-variant="normal" fo:text-transform="none" style:use-window-font-color="true" fo:font-size="9pt" fo:letter-spacing="normal" fo:language="fr" fo:country="FR" fo:font-style="normal" fo:font-weight="normal" officeooo:rsid="005cb1c6" fo:background-color="transparent" loext:char-shading-value="0" style:font-size-asian="9pt" style:font-weight-asian="normal" style:font-size-complex="9pt" style:font-weight-complex="normal" loext:padding="0cm" loext:border="none"/>
    </style:style>
    <style:style style:name="T62" style:family="text">
      <style:text-properties fo:font-variant="normal" fo:text-transform="none" style:use-window-font-color="true" fo:font-size="9pt" fo:letter-spacing="normal" fo:language="fr" fo:country="FR" fo:font-style="normal" fo:font-weight="normal" officeooo:rsid="005e90c4" fo:background-color="transparent" loext:char-shading-value="0" style:font-size-asian="9pt" style:font-weight-asian="normal" style:font-size-complex="9pt" style:font-weight-complex="normal" loext:padding="0cm" loext:border="none"/>
    </style:style>
    <style:style style:name="T63" style:family="text">
      <style:text-properties fo:font-variant="normal" fo:text-transform="none" style:use-window-font-color="true" fo:font-size="9pt" fo:letter-spacing="normal" fo:language="fr" fo:country="FR" fo:font-style="normal" fo:font-weight="normal" officeooo:rsid="005e65bc" fo:background-color="transparent" loext:char-shading-value="0" style:font-size-asian="9pt" style:font-weight-asian="normal" style:font-size-complex="9pt" style:font-weight-complex="normal" loext:padding="0cm" loext:border="none"/>
    </style:style>
    <style:style style:name="T64" style:family="text">
      <style:text-properties fo:font-variant="normal" fo:text-transform="none" style:use-window-font-color="true" fo:font-size="9pt" fo:letter-spacing="normal" fo:language="fr" fo:country="FR" fo:font-style="normal" fo:font-weight="normal" officeooo:rsid="005eb45d" fo:background-color="transparent" loext:char-shading-value="0" style:font-size-asian="9pt" style:font-weight-asian="normal" style:font-size-complex="9pt" style:font-weight-complex="normal" loext:padding="0cm" loext:border="none"/>
    </style:style>
    <style:style style:name="T65" style:family="text">
      <style:text-properties fo:font-variant="normal" fo:text-transform="none" style:use-window-font-color="true" fo:font-size="9pt" fo:letter-spacing="normal" fo:language="fr" fo:country="FR" fo:font-style="normal" fo:font-weight="normal" officeooo:rsid="000e7305" fo:background-color="transparent" loext:char-shading-value="0" style:font-size-asian="9pt" style:font-weight-asian="normal" style:font-size-complex="9pt" style:font-weight-complex="normal" loext:padding="0cm" loext:border="none"/>
    </style:style>
    <style:style style:name="T66" style:family="text">
      <style:text-properties fo:font-variant="normal" fo:text-transform="none" style:use-window-font-color="true" style:font-name="Courier New" fo:font-size="9pt" fo:letter-spacing="normal" fo:background-color="transparent" loext:char-shading-value="0" style:font-size-asian="9pt" style:font-size-complex="9pt" loext:padding="0cm" loext:border="none"/>
    </style:style>
    <style:style style:name="T67" style:family="text">
      <style:text-properties fo:font-variant="normal" fo:text-transform="none" style:use-window-font-color="true" style:font-name="Courier New" fo:font-size="9pt" fo:letter-spacing="normal" fo:font-style="normal" fo:font-weight="normal" fo:background-color="transparent" loext:char-shading-value="0" style:font-size-asian="9pt" style:font-size-complex="9pt" loext:padding="0cm" loext:border="none"/>
    </style:style>
    <style:style style:name="T68" style:family="text">
      <style:text-properties fo:font-variant="normal" fo:text-transform="none" style:use-window-font-color="true" style:font-name="Courier New" fo:font-size="9pt" fo:letter-spacing="normal" fo:font-style="normal" fo:font-weight="normal" officeooo:rsid="005e65bc" fo:background-color="transparent" loext:char-shading-value="0" style:font-size-asian="9pt" style:font-size-complex="9pt" loext:padding="0cm" loext:border="none"/>
    </style:style>
    <style:style style:name="T69" style:family="text">
      <style:text-properties fo:font-variant="normal" fo:text-transform="none" style:use-window-font-color="true" style:font-name="Courier New" fo:font-size="9pt" fo:letter-spacing="normal" fo:font-style="normal" fo:font-weight="normal" officeooo:rsid="005eb45d" fo:background-color="transparent" loext:char-shading-value="0" style:font-size-asian="9pt" style:font-size-complex="9pt" loext:padding="0cm" loext:border="none"/>
    </style:style>
    <style:style style:name="T70" style:family="text">
      <style:text-properties fo:font-variant="normal" fo:text-transform="none" style:use-window-font-color="true" style:font-name="Courier New" fo:font-size="9pt" fo:letter-spacing="normal" fo:language="fr" fo:country="FR" fo:font-style="normal" fo:font-weight="normal" officeooo:rsid="0077db80" fo:background-color="transparent" loext:char-shading-value="0" style:font-size-asian="9pt" style:font-weight-asian="normal" style:font-size-complex="9pt" style:font-weight-complex="normal" loext:padding="0cm" loext:border="none"/>
    </style:style>
    <style:style style:name="T71" style:family="text">
      <style:text-properties fo:font-variant="normal" fo:text-transform="none" style:use-window-font-color="true" style:font-name="Courier New" fo:font-size="9pt" fo:letter-spacing="normal" fo:language="fr" fo:country="FR" fo:font-style="normal" fo:font-weight="normal" officeooo:rsid="005cb1c6" fo:background-color="transparent" loext:char-shading-value="0" style:font-size-asian="9pt" style:font-weight-asian="normal" style:font-size-complex="9pt" style:font-weight-complex="normal" loext:padding="0cm" loext:border="none"/>
    </style:style>
    <style:style style:name="T72" style:family="text">
      <style:text-properties fo:font-variant="normal" fo:text-transform="none" style:use-window-font-color="true" style:font-name="Courier New" fo:font-size="9pt" fo:letter-spacing="normal" fo:language="fr" fo:country="FR" fo:font-style="normal" fo:font-weight="normal" officeooo:rsid="005e90c4" fo:background-color="transparent" loext:char-shading-value="0" style:font-size-asian="9pt" style:font-weight-asian="normal" style:font-size-complex="9pt" style:font-weight-complex="normal" loext:padding="0cm" loext:border="none"/>
    </style:style>
    <style:style style:name="T73" style:family="text">
      <style:text-properties fo:font-variant="normal" fo:text-transform="none" style:use-window-font-color="true" style:font-name="Courier New" fo:font-size="9pt" fo:letter-spacing="normal" fo:language="fr" fo:country="FR" fo:font-style="normal" fo:font-weight="normal" officeooo:rsid="005e65bc" fo:background-color="transparent" loext:char-shading-value="0" style:font-size-asian="9pt" style:font-weight-asian="normal" style:font-size-complex="9pt" style:font-weight-complex="normal" loext:padding="0cm" loext:border="none"/>
    </style:style>
    <style:style style:name="T74" style:family="text">
      <style:text-properties fo:font-variant="normal" fo:text-transform="none" style:use-window-font-color="true" style:font-name="Courier New" fo:font-size="9pt" fo:letter-spacing="normal" fo:language="fr" fo:country="FR" fo:font-style="normal" fo:font-weight="normal" officeooo:rsid="005eb45d" fo:background-color="transparent" loext:char-shading-value="0" style:font-size-asian="9pt" style:font-weight-asian="normal" style:font-size-complex="9pt" style:font-weight-complex="normal" loext:padding="0cm" loext:border="none"/>
    </style:style>
    <style:style style:name="T75" style:family="text">
      <style:text-properties fo:font-variant="normal" fo:text-transform="none" style:use-window-font-color="true" style:font-name="Courier New" fo:font-size="9pt" fo:letter-spacing="normal" fo:language="fr" fo:country="FR" fo:font-style="normal" fo:font-weight="normal" officeooo:rsid="000e7305" fo:background-color="transparent" loext:char-shading-value="0" style:font-size-asian="9pt" style:font-weight-asian="normal" style:font-size-complex="9pt" style:font-weight-complex="normal" loext:padding="0cm" loext:border="none"/>
    </style:style>
    <style:style style:name="T76" style:family="text">
      <style:text-properties fo:font-variant="normal" fo:text-transform="none" style:font-name="Droid Sans Mono" fo:font-size="9pt" fo:letter-spacing="normal" fo:font-style="normal" fo:font-weight="bold" officeooo:rsid="008d1c75" style:font-size-asian="9pt" style:font-weight-asian="bold" style:font-size-complex="9pt" style:font-weight-complex="bold" loext:padding="0cm" loext:border="none"/>
    </style:style>
    <style:style style:name="T77" style:family="text">
      <style:text-properties fo:font-variant="normal" fo:text-transform="none" style:font-name="Droid Sans Mono" fo:font-size="9pt" fo:letter-spacing="normal" fo:font-style="normal" fo:font-weight="bold" officeooo:rsid="009937c5" style:font-size-asian="9pt" style:font-weight-asian="bold" style:font-size-complex="9pt" style:font-weight-complex="bold" loext:padding="0cm" loext:border="none"/>
    </style:style>
    <style:style style:name="T78" style:family="text">
      <style:text-properties fo:font-variant="normal" fo:text-transform="none" fo:font-size="9pt" fo:letter-spacing="normal" fo:font-style="normal" fo:font-weight="bold" officeooo:rsid="008d1c75" style:font-size-asian="9pt" style:font-weight-asian="bold" style:font-size-complex="9pt" style:font-weight-complex="bold" loext:padding="0cm" loext:border="none"/>
    </style:style>
    <style:style style:name="T79" style:family="text">
      <style:text-properties fo:font-variant="normal" fo:text-transform="none" fo:font-size="9pt" fo:letter-spacing="normal" fo:font-style="normal" fo:font-weight="bold" officeooo:rsid="009937c5" style:font-size-asian="9pt" style:font-weight-asian="bold" style:font-size-complex="9pt" style:font-weight-complex="bold" loext:padding="0cm" loext:border="none"/>
    </style:style>
    <style:style style:name="T80" style:family="text">
      <style:text-properties fo:font-variant="normal" fo:text-transform="none" style:font-name="Courier New" fo:font-size="9pt" fo:letter-spacing="normal" fo:font-style="normal" fo:font-weight="bold" officeooo:rsid="008d1c75" style:font-size-asian="9pt" style:font-weight-asian="bold" style:font-size-complex="9pt" style:font-weight-complex="bold" loext:padding="0cm" loext:border="none"/>
    </style:style>
    <style:style style:name="T81" style:family="text">
      <style:text-properties fo:font-variant="normal" fo:text-transform="none" style:font-name="Courier New" fo:font-size="9pt" fo:letter-spacing="normal" fo:font-style="normal" fo:font-weight="bold" officeooo:rsid="009937c5" style:font-size-asian="9pt" style:font-weight-asian="bold" style:font-size-complex="9pt" style:font-weight-complex="bold" loext:padding="0cm" loext:border="none"/>
    </style:style>
    <style:style style:name="T82" style:family="text">
      <style:text-properties officeooo:rsid="00621d6e"/>
    </style:style>
    <style:style style:name="T83" style:family="text">
      <style:text-properties officeooo:rsid="0064e72a"/>
    </style:style>
    <style:style style:name="T84" style:family="text">
      <style:text-properties fo:color="#95231f" style:font-name="Arial" fo:font-size="18pt" fo:font-style="italic" fo:font-weight="bold" officeooo:rsid="01e7e641" style:font-size-asian="18pt" style:font-style-asian="italic" style:font-weight-asian="bold" style:font-size-complex="18pt" style:font-style-complex="italic" style:font-weight-complex="bold"/>
    </style:style>
    <style:style style:name="T85" style:family="text">
      <style:text-properties fo:color="#95231f" style:font-name="Arial" fo:font-size="18pt" fo:font-style="italic" fo:font-weight="bold" officeooo:rsid="006a6e31" style:font-size-asian="18pt" style:font-style-asian="italic" style:font-weight-asian="bold" style:font-size-complex="18pt" style:font-style-complex="italic" style:font-weight-complex="bold"/>
    </style:style>
    <style:style style:name="T86" style:family="text">
      <style:text-properties fo:color="#95231f" style:font-name="Arial" fo:font-size="18pt" fo:font-style="italic" fo:font-weight="bold" officeooo:rsid="007bc914" style:font-size-asian="18pt" style:font-style-asian="italic" style:font-weight-asian="bold" style:font-size-complex="18pt" style:font-style-complex="italic" style:font-weight-complex="bold"/>
    </style:style>
    <style:style style:name="T87" style:family="text">
      <style:text-properties fo:color="#95231f" style:font-name="Arial" fo:font-size="18pt" fo:font-style="italic" fo:font-weight="bold" officeooo:rsid="0089b9e4" style:font-size-asian="18pt" style:font-style-asian="italic" style:font-weight-asian="bold" style:font-size-complex="18pt" style:font-style-complex="italic" style:font-weight-complex="bold"/>
    </style:style>
    <style:style style:name="T88" style:family="text">
      <style:text-properties officeooo:rsid="007a591c"/>
    </style:style>
    <style:style style:name="T89" style:family="text">
      <style:text-properties fo:font-style="normal" officeooo:rsid="00568e9a" style:font-style-asian="normal" style:font-style-complex="normal"/>
    </style:style>
    <style:style style:name="T90" style:family="text">
      <style:text-properties fo:font-style="normal" officeooo:rsid="00640249" style:font-style-asian="normal" style:font-style-complex="normal"/>
    </style:style>
    <style:style style:name="T91" style:family="text">
      <style:text-properties officeooo:rsid="008b45bc"/>
    </style:style>
    <style:style style:name="T92" style:family="text">
      <style:text-properties style:font-name="Droid Sans Mono" style:text-underline-style="solid" style:text-underline-width="auto" style:text-underline-color="font-color" fo:font-weight="bold" style:font-weight-asian="bold" style:font-weight-complex="bold"/>
    </style:style>
    <style:style style:name="T93" style:family="text">
      <style:text-properties style:font-name="Droid Sans Mono" style:text-underline-style="solid" style:text-underline-width="auto" style:text-underline-color="font-color" fo:font-weight="bold" officeooo:rsid="008f6944" style:font-weight-asian="bold" style:font-weight-complex="bold"/>
    </style:style>
    <style:style style:name="T94" style:family="text">
      <style:text-properties style:font-name="Droid Sans Mono" fo:font-weight="bold" officeooo:rsid="008d1c75" style:font-weight-asian="bold" style:font-weight-complex="bold"/>
    </style:style>
    <style:style style:name="T95" style:family="text">
      <style:text-properties style:font-name="Droid Sans Mono" fo:font-weight="bold" officeooo:rsid="009937c5" style:font-weight-asian="bold" style:font-weight-complex="bold"/>
    </style:style>
    <style:style style:name="T96" style:family="text">
      <style:text-properties officeooo:rsid="0093f924"/>
    </style:style>
    <style:style style:name="T97" style:family="text">
      <style:text-properties style:font-name="Courier New" fo:font-size="9pt" fo:language="fr" fo:country="FR" fo:font-weight="normal" officeooo:rsid="0077db80" style:font-size-asian="9pt" style:font-weight-asian="normal" style:font-size-complex="9pt" style:font-weight-complex="normal"/>
    </style:style>
    <style:style style:name="T98" style:family="text">
      <style:text-properties style:font-name="Courier New" fo:font-size="9pt" fo:language="fr" fo:country="FR" fo:font-weight="normal" officeooo:rsid="005cb1c6" style:font-size-asian="9pt" style:font-weight-asian="normal" style:font-size-complex="9pt" style:font-weight-complex="normal"/>
    </style:style>
    <style:style style:name="T99" style:family="text">
      <style:text-properties style:font-name="Courier New" fo:font-size="9pt" fo:language="fr" fo:country="FR" fo:font-weight="normal" officeooo:rsid="006062b8" style:font-size-asian="9pt" style:font-weight-asian="normal" style:font-size-complex="9pt" style:font-weight-complex="normal"/>
    </style:style>
    <style:style style:name="T100" style:family="text">
      <style:text-properties officeooo:rsid="008fe27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84">S</text:span><text:span text:style-name="T85">LAM – </text:span><text:span text:style-name="T86">TD - </text:span><text:span text:style-name="T87">Corrections</text:span><text:span text:style-name="T86"> </text:span><text:span text:style-name="T22"><text:s/></text:span><text:span text:style-name="T23">Projet PlaceMarket</text:span></text:p>
      <text:p text:style-name="P23"/>
      <text:p text:style-name="P45"><text:span text:style-name="T30">-- Phase 2 (correction </text:span><text:span text:style-name="T32">SQL</text:span><text:span text:style-name="T30">)</text:span></text:p>
      <text:p text:style-name="P39"/>
      <text:p text:style-name="P40">ALTER TABLE `pro` ADD `login` VARCHAR(255) NOT NULL DEFAULT 'aucun' AFTER `identite`;</text:p>
      <text:p text:style-name="P40">ALTER TABLE `pro` ADD `password` VARCHAR(255) NOT NULL DEFAULT 'aucun' AFTER `login`;</text:p>
      <text:p text:style-name="P42"/>
      <text:p text:style-name="P40">UPDATE `pro` SET `login` = 'apatamob' WHERE `id` = 1;</text:p>
      <text:p text:style-name="P40">UPDATE `pro` SET `login` = 'azeublouze' WHERE `id` = 2;</text:p>
      <text:p text:style-name="P40">UPDATE `pro` SET `login` = 'tajerre' WHERE `id` = 3;</text:p>
      <text:p text:style-name="P40">UPDATE `pro` SET `login` = 'ysamob' WHERE `id` = 4;</text:p>
      <text:p text:style-name="P40">UPDATE `pro` SET `login` = 'menfaillite' WHERE `id` = 5;</text:p>
      <text:p text:style-name="P40">UPDATE `pro` SET `login` = 'eurktumemeo' WHERE `id` = 6;</text:p>
      <text:p text:style-name="P37"/>
      <text:p text:style-name="P43"><text:span text:style-name="T16">ALTER TABLE `pro` ADD `</text:span><text:span text:style-name="T17">reservation</text:span><text:span text:style-name="T16">` </text:span><text:span text:style-name="T15">int(11) NOT NULL</text:span><text:span text:style-name="T16"> DEFAULT </text:span><text:span text:style-name="T17">0</text:span><text:span text:style-name="T16"> AFTER `identite`;</text:span></text:p>
      <text:p text:style-name="P37"/>
      <text:p text:style-name="P46">CREATE TABLE `plc` (</text:p>
      <text:p text:style-name="P46">`id` int(11) NOT NULL AUTO_INCREMENT,</text:p>
      <text:p text:style-name="P46">`identifiant` varchar(2) NOT NULL,</text:p>
      <text:p text:style-name="P46">`lepro` varchar(3) NOT NULL DEFAULT '',</text:p>
      <text:p text:style-name="P46">PRIMARY KEY (`id`)</text:p>
      <text:p text:style-name="P41">) ENGINE=INNODB DEFAULT CHARSET=utf8;</text:p>
      <text:p text:style-name="P38"/>
      <text:p text:style-name="P36"><text:span text:style-name="T6">-- Phase 2 (correction </text:span><text:span text:style-name="T7">PHP</text:span><text:span text:style-name="T6">)</text:span></text:p>
      <text:p text:style-name="P24"/>
      <text:p text:style-name="P24">// Récupération des champs avec protection<text:line-break/>$log = $mysqli-&gt;real_escape_string($_POST['login']);<text:line-break/>$mdp = $mysqli→real_escape_string($_POST['password']);</text:p>
      <text:p text:style-name="P24"/>
      <text:p text:style-name="P44"><text:span text:style-name="T30">-- Phase </text:span><text:span text:style-name="T31">3</text:span><text:span text:style-name="T30"> (correction </text:span><text:span text:style-name="T33">PHP</text:span><text:span text:style-name="T30">)</text:span></text:p>
      <text:p text:style-name="P28"/>
      <text:p text:style-name="P29">Q<text:span text:style-name="T96">3.2</text:span></text:p>
      <text:p text:style-name="P29"/>
      <text:p text:style-name="P25">&lt;li&gt;&lt;a href="./index.php?page=2"&gt;Réservation&lt;/a&gt;&lt;/li&gt;</text:p>
      <text:p text:style-name="P25"/>
      <text:p text:style-name="P30">Q<text:span text:style-name="T96">3.2</text:span></text:p>
      <text:p text:style-name="P30"/>
      <text:p text:style-name="P26">&lt;input id="codePro" name="codePro" type="hidden" value="&lt;?php print($_SESSION['code']); ?&gt;"&gt;</text:p>
      <text:p text:style-name="P26">&lt;input id="idPro" name="idPro" type="hidden" value="&lt;?php print($_SESSION['id']); ?&gt;"&gt;</text:p>
      <text:p text:style-name="P26"/>
      <text:p text:style-name="P30">Q<text:span text:style-name="T96">3.3</text:span></text:p>
      <text:p text:style-name="P30"/>
      <text:p text:style-name="P26"><text:s/>// MAJ du total des réservations<text:line-break/> <text:s/>$nbrReservation++;<text:line-break/> <text:s/>$rqut = "UPDATE `pro` SET `reservation` = '" . $nbrReservation . "' WHERE `id` = " . $_POST['idPro'] . ";";<text:line-break/><text:line-break/> <text:s/>if ($rslt = $mysqli-&gt;query($rqut)) {<text:line-break/> <text:s text:c="3"/>// MAJ du nombre de réservations pour le professionnel<text:line-break/> <text:s text:c="3"/>$rqut = "INSERT INTO plc (`identifiant`,`lepro`) ";<text:line-break/> <text:s text:c="3"/>$rqut.= "VALUES ('".$_POST['submit']."','".$_POST['codePro']."');";<text:line-break/><text:line-break/><text:soft-page-break/> <text:s text:c="3"/>$rslt = $mysqli-&gt;query($rqut);<text:line-break/> <text:s/>}<text:line-break/>} else { exit($rqut); }</text:p>
      <text:p text:style-name="P26"/>
      <text:p text:style-name="P32">-- Phase <text:span text:style-name="T91">4</text:span> (correction <text:span text:style-name="T11">SQL</text:span>)</text:p>
      <text:p text:style-name="P33"/>
      <text:p text:style-name="P47"><text:span text:style-name="T34">Q</text:span><text:span text:style-name="T35">4.1</text:span></text:p>
      <text:p text:style-name="P31"/>
      <text:p text:style-name="P34">CREATE VIEW pro_reservation AS</text:p>
      <text:p text:style-name="P34"><text:tab/>SELECT identite, reservation</text:p>
      <text:p text:style-name="P34"><text:tab/>FROM pro;</text:p>
      <text:p text:style-name="P34"/>
      <text:p text:style-name="P35"><text:span text:style-name="T4">Q</text:span><text:span text:style-name="T5">4.2</text:span></text:p>
      <text:p text:style-name="P34"/>
      <text:p text:style-name="P34">CREATE TABLE `t_place_A` (</text:p>
      <text:p text:style-name="P34">`id` int(11) NOT NULL,</text:p>
      <text:p text:style-name="P34">`lepro` varchar(3) NOT NULL DEFAULT '',</text:p>
      <text:p text:style-name="P34">PRIMARY KEY (`id`)</text:p>
      <text:p text:style-name="P34">) ENGINE=INNODB DEFAULT CHARSET=utf8;</text:p>
      <text:p text:style-name="P34"/>
      <text:p text:style-name="P35"><text:span text:style-name="T4">Q</text:span><text:span text:style-name="T5">4.3</text:span></text:p>
      <text:p text:style-name="P34"/>
      <text:p text:style-name="P34"># Création du trigger (syntaxe PHPMyAdmin : <text:span text:style-name="T45">delimiteur $$</text:span>)</text:p>
      <text:p text:style-name="P12"><text:span text:style-name="Strong_20_Emphasis"><text:span text:style-name="T12">CREATE TRIGGER reservation_insert</text:span></text:span></text:p>
      <text:p text:style-name="P12"><text:span text:style-name="Strong_20_Emphasis"><text:span text:style-name="T12"><text:s/>AFTER </text:span></text:span><text:span text:style-name="Strong_20_Emphasis"><text:span text:style-name="T14">INSERT</text:span></text:span><text:span text:style-name="Strong_20_Emphasis"><text:span text:style-name="T12"> ON `plc`</text:span></text:span></text:p>
      <text:p text:style-name="P12"><text:span text:style-name="Strong_20_Emphasis"><text:span text:style-name="T12"><text:s text:c="2"/>FOR EACH ROW</text:span></text:span></text:p>
      <text:p text:style-name="P12"><text:span text:style-name="Strong_20_Emphasis"><text:span text:style-name="T12">BEGIN</text:span></text:span></text:p>
      <text:p text:style-name="P14"><text:span text:style-name="Source_20_Text"><text:span text:style-name="T47"><text:tab/></text:span></text:span><text:span text:style-name="Source_20_Text"><text:span text:style-name="T47">DECLARE v</text:span></text:span><text:span text:style-name="Source_20_Text"><text:span text:style-name="T48">Lettre</text:span></text:span><text:span text:style-name="Source_20_Text"><text:span text:style-name="T47"> </text:span></text:span><text:span text:style-name="Source_20_Text"><text:span text:style-name="T48">varchar(1)</text:span></text:span><text:span text:style-name="Source_20_Text"><text:span text:style-name="T47">;</text:span></text:span></text:p>
      <text:p text:style-name="P20"><text:span text:style-name="Source_20_Text"><text:span text:style-name="T46"><text:tab/></text:span></text:span><text:span text:style-name="Source_20_Text"><text:span text:style-name="T47">DECLARE v</text:span></text:span><text:span text:style-name="Source_20_Text"><text:span text:style-name="T48">Chiffre</text:span></text:span><text:span text:style-name="Source_20_Text"><text:span text:style-name="T47"> </text:span></text:span><text:span text:style-name="Source_20_Text"><text:span text:style-name="T48">varchar(1)</text:span></text:span><text:span text:style-name="Source_20_Text"><text:span text:style-name="T47">;</text:span></text:span></text:p>
      <text:p text:style-name="P48"/>
      <text:p text:style-name="P20"><text:span text:style-name="Source_20_Text"><text:span text:style-name="T46"><text:tab/></text:span></text:span><text:span text:style-name="Source_20_Text"><text:span text:style-name="T47">SET v</text:span></text:span><text:span text:style-name="Source_20_Text"><text:span text:style-name="T48">Lettre</text:span></text:span><text:span text:style-name="Source_20_Text"><text:span text:style-name="T47"> = S</text:span></text:span><text:span text:style-name="Source_20_Text"><text:span text:style-name="T48">UBSTR(</text:span></text:span><text:span text:style-name="Strong_20_Emphasis"><text:span text:style-name="T50">NEW.</text:span></text:span><text:span text:style-name="Strong_20_Emphasis"><text:span text:style-name="T51">identifiant,</text:span></text:span><text:span text:style-name="Strong_20_Emphasis"><text:span text:style-name="T52">1</text:span></text:span><text:span text:style-name="Strong_20_Emphasis"><text:span text:style-name="T53">,1)</text:span></text:span><text:span text:style-name="Strong_20_Emphasis"><text:span text:style-name="T50">;</text:span></text:span></text:p>
      <text:p text:style-name="P20"><text:span text:style-name="Source_20_Text"><text:span text:style-name="T46"><text:tab/></text:span></text:span><text:span text:style-name="Source_20_Text"><text:span text:style-name="T47">SET v</text:span></text:span><text:span text:style-name="Source_20_Text"><text:span text:style-name="T49">Chiffre</text:span></text:span><text:span text:style-name="Source_20_Text"><text:span text:style-name="T47"> = S</text:span></text:span><text:span text:style-name="Source_20_Text"><text:span text:style-name="T48">UBSTR(</text:span></text:span><text:span text:style-name="Strong_20_Emphasis"><text:span text:style-name="T50">NEW.</text:span></text:span><text:span text:style-name="Strong_20_Emphasis"><text:span text:style-name="T51">identifiant,</text:span></text:span><text:span text:style-name="Strong_20_Emphasis"><text:span text:style-name="T54">2</text:span></text:span><text:span text:style-name="Strong_20_Emphasis"><text:span text:style-name="T53">)</text:span></text:span><text:span text:style-name="Strong_20_Emphasis"><text:span text:style-name="T50">;</text:span></text:span></text:p>
      <text:p text:style-name="P20"><text:span text:style-name="Strong_20_Emphasis"><text:span text:style-name="T55"/></text:span></text:p>
      <text:p text:style-name="P17"><text:span text:style-name="Strong_20_Emphasis"><text:span text:style-name="T12"><text:tab/>CASE</text:span></text:span></text:p>
      <text:p text:style-name="P17"><text:span text:style-name="Strong_20_Emphasis"><text:span text:style-name="T12"><text:tab/><text:tab/>WHEN </text:span></text:span><text:span text:style-name="Strong_20_Emphasis"><text:span text:style-name="T13">vLettre</text:span></text:span><text:span text:style-name="Strong_20_Emphasis"><text:span text:style-name="T18"> LIKE '</text:span></text:span><text:span text:style-name="Strong_20_Emphasis"><text:span text:style-name="T19">A'</text:span></text:span><text:span text:style-name="Strong_20_Emphasis"><text:span text:style-name="T18"> THEN</text:span></text:span></text:p>
      <text:p text:style-name="P17"><text:span text:style-name="Strong_20_Emphasis"><text:span text:style-name="T12"><text:tab/><text:tab/><text:tab/>INSERT INTO </text:span></text:span><text:span text:style-name="Strong_20_Emphasis"><text:span text:style-name="T20">`t_plc_A`</text:span></text:span><text:span text:style-name="Strong_20_Emphasis"><text:span text:style-name="T12"> (i</text:span></text:span><text:span text:style-name="Strong_20_Emphasis"><text:span text:style-name="T14">d</text:span></text:span><text:span text:style-name="Strong_20_Emphasis"><text:span text:style-name="T12">, </text:span></text:span><text:span text:style-name="Strong_20_Emphasis"><text:span text:style-name="T14">lepro</text:span></text:span><text:span text:style-name="Strong_20_Emphasis"><text:span text:style-name="T12">) VALUES </text:span></text:span><text:span text:style-name="Strong_20_Emphasis"><text:span text:style-name="T14">(</text:span></text:span><text:span text:style-name="Strong_20_Emphasis"><text:span text:style-name="T13">vChiffre</text:span></text:span><text:span text:style-name="Strong_20_Emphasis"><text:span text:style-name="T12">, NEW.</text:span></text:span><text:span text:style-name="Strong_20_Emphasis"><text:span text:style-name="T14">lepro</text:span></text:span><text:span text:style-name="Strong_20_Emphasis"><text:span text:style-name="T12">);</text:span></text:span></text:p>
      <text:p text:style-name="P17"><text:span text:style-name="Strong_20_Emphasis"><text:span text:style-name="T12"><text:tab/><text:tab/>WHEN </text:span></text:span><text:span text:style-name="Strong_20_Emphasis"><text:span text:style-name="T13">vLettre</text:span></text:span><text:span text:style-name="Strong_20_Emphasis"><text:span text:style-name="T18"> LIKE '</text:span></text:span><text:span text:style-name="Strong_20_Emphasis"><text:span text:style-name="T19">B'</text:span></text:span><text:span text:style-name="Strong_20_Emphasis"><text:span text:style-name="T18"> THEN</text:span></text:span></text:p>
      <text:p text:style-name="P17"><text:span text:style-name="Strong_20_Emphasis"><text:span text:style-name="T12"><text:tab/><text:tab/><text:tab/>INSERT INTO </text:span></text:span><text:span text:style-name="Strong_20_Emphasis"><text:span text:style-name="T20">`t_plc_</text:span></text:span><text:span text:style-name="Strong_20_Emphasis"><text:span text:style-name="T21">B</text:span></text:span><text:span text:style-name="Strong_20_Emphasis"><text:span text:style-name="T20">`</text:span></text:span><text:span text:style-name="Strong_20_Emphasis"><text:span text:style-name="T12"> (i</text:span></text:span><text:span text:style-name="Strong_20_Emphasis"><text:span text:style-name="T14">d</text:span></text:span><text:span text:style-name="Strong_20_Emphasis"><text:span text:style-name="T12">, </text:span></text:span><text:span text:style-name="Strong_20_Emphasis"><text:span text:style-name="T14">lepro</text:span></text:span><text:span text:style-name="Strong_20_Emphasis"><text:span text:style-name="T12">) VALUES </text:span></text:span><text:span text:style-name="Strong_20_Emphasis"><text:span text:style-name="T14">(</text:span></text:span><text:span text:style-name="Strong_20_Emphasis"><text:span text:style-name="T13">vChiffre</text:span></text:span><text:span text:style-name="Strong_20_Emphasis"><text:span text:style-name="T12">, NEW.</text:span></text:span><text:span text:style-name="Strong_20_Emphasis"><text:span text:style-name="T14">lepro</text:span></text:span><text:span text:style-name="Strong_20_Emphasis"><text:span text:style-name="T12">);</text:span></text:span></text:p>
      <text:p text:style-name="P17"><text:span text:style-name="Strong_20_Emphasis"><text:span text:style-name="T12"><text:tab/><text:tab/>WHEN </text:span></text:span><text:span text:style-name="Strong_20_Emphasis"><text:span text:style-name="T13">vLettre</text:span></text:span><text:span text:style-name="Strong_20_Emphasis"><text:span text:style-name="T18"> LIKE '</text:span></text:span><text:span text:style-name="Strong_20_Emphasis"><text:span text:style-name="T19">C'</text:span></text:span><text:span text:style-name="Strong_20_Emphasis"><text:span text:style-name="T18"> THEN</text:span></text:span></text:p>
      <text:p text:style-name="P17"><text:span text:style-name="Strong_20_Emphasis"><text:span text:style-name="T12"><text:tab/><text:tab/><text:tab/>INSERT INTO </text:span></text:span><text:span text:style-name="Strong_20_Emphasis"><text:span text:style-name="T20">`t_plc_</text:span></text:span><text:span text:style-name="Strong_20_Emphasis"><text:span text:style-name="T21">C</text:span></text:span><text:span text:style-name="Strong_20_Emphasis"><text:span text:style-name="T20">`</text:span></text:span><text:span text:style-name="Strong_20_Emphasis"><text:span text:style-name="T12"> (i</text:span></text:span><text:span text:style-name="Strong_20_Emphasis"><text:span text:style-name="T14">d</text:span></text:span><text:span text:style-name="Strong_20_Emphasis"><text:span text:style-name="T12">, </text:span></text:span><text:span text:style-name="Strong_20_Emphasis"><text:span text:style-name="T14">lepro</text:span></text:span><text:span text:style-name="Strong_20_Emphasis"><text:span text:style-name="T12">) VALUES </text:span></text:span><text:span text:style-name="Strong_20_Emphasis"><text:span text:style-name="T14">(</text:span></text:span><text:span text:style-name="Strong_20_Emphasis"><text:span text:style-name="T13">vChiffre</text:span></text:span><text:span text:style-name="Strong_20_Emphasis"><text:span text:style-name="T12">, NEW.</text:span></text:span><text:span text:style-name="Strong_20_Emphasis"><text:span text:style-name="T14">lepro</text:span></text:span><text:span text:style-name="Strong_20_Emphasis"><text:span text:style-name="T12">);</text:span></text:span></text:p>
      <text:p text:style-name="P17"><text:span text:style-name="Strong_20_Emphasis"><text:span text:style-name="T18"><text:tab/>END CASE;</text:span></text:span></text:p>
      <text:p text:style-name="P17"><text:span text:style-name="Strong_20_Emphasis"><text:span text:style-name="T18">END</text:span></text:span><text:span text:style-name="Strong_20_Emphasis"><text:span text:style-name="T44">$$</text:span></text:span></text:p>
      <text:p text:style-name="P3"><text:span text:style-name="Source_20_Text"><text:span text:style-name="T47"/></text:span></text:p>
      <text:p text:style-name="P4"><text:span text:style-name="Source_20_Text"><text:span text:style-name="T80">Q</text:span></text:span><text:span text:style-name="Source_20_Text"><text:span text:style-name="T81">4.4</text:span></text:span></text:p>
      <text:p text:style-name="P3"><text:span text:style-name="Source_20_Text"><text:span text:style-name="T47"/></text:span></text:p>
      <text:p text:style-name="P34"># Création de la procédure stockée (syntaxe PHPMyAdmin : <text:span text:style-name="T83">délimiteur $$</text:span>)</text:p>
      <text:p text:style-name="P34">CREATE PROCEDURE <text:span text:style-name="T82">total</text:span>_<text:span text:style-name="T88">reservation</text:span>(<text:span text:style-name="T89">IN </text:span><text:span text:style-name="T90">idpro</text:span><text:span text:style-name="T89"> INT</text:span>)</text:p>
      <text:p text:style-name="P34">BEGIN</text:p>
      <text:p text:style-name="P34"><text:tab/>SELECT <text:span text:style-name="T82">reservation </text:span>FROM <text:span text:style-name="T82">pro WHERE id = idpro</text:span>;</text:p>
      <text:p text:style-name="P27">END<text:span text:style-name="T100">$$</text:span></text:p>
      <text:p text:style-name="P3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nux Biolinum O" svg:font-family="'Linux Biolinum O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-Police_20_par_20_défaut" style:display-name="WW-Police par défaut" style:family="text"/>
    <style:style style:name="Strong_20_Emphasis" style:display-name="Strong Emphasis" style:family="text" style:parent-style-name="WW-Police_20_par_20_défau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Arial" fo:font-size="8pt" officeooo:paragraph-rsid="006c2f01" style:font-size-asian="8pt" style:font-size-complex="8pt"/>
    </style:style>
    <style:style style:name="MT1" style:family="text">
      <style:text-properties fo:font-style="italic" fo:font-weight="bold" officeooo:rsid="01bc4f21" style:font-style-asian="italic" style:font-weight-asian="bold" style:font-style-complex="italic" style:font-weight-complex="bold"/>
    </style:style>
    <style:style style:name="MT2" style:family="text">
      <style:text-properties fo:font-style="italic" fo:font-weight="bold" officeooo:rsid="00cd954d" style:font-style-asian="italic" style:font-weight-asian="bold" style:font-style-complex="italic" style:font-weight-complex="bold"/>
    </style:style>
    <style:style style:name="MT3" style:family="text">
      <style:text-properties officeooo:rsid="00cd954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<text:span text:style-name="MT1">www.vinsio.fr</text:span><text:span text:style-name="MT2"><text:tab/><text:tab/></text:span><text:span text:style-name="MT3">Dernière révision du document : </text:span><text:date style:data-style-name="N37" text:date-value="2020-09-16T16:51:53.420288683">16/09/20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3T08:31:50.333556728</meta:creation-date>
    <dc:date>2020-09-16T16:51:53.345594698</dc:date>
    <meta:editing-duration>PT15H2M13S</meta:editing-duration>
    <meta:editing-cycles>121</meta:editing-cycles>
    <meta:generator>LibreOffice/6.0.7.3$Linux_X86_64 LibreOffice_project/00m0$Build-3</meta:generator>
    <meta:document-statistic meta:table-count="0" meta:image-count="0" meta:object-count="0" meta:page-count="2" meta:paragraph-count="64" meta:word-count="383" meta:character-count="2790" meta:non-whitespace-character-count="2414"/>
  </office:meta>
</office:document-meta>
</file>